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.051cm"/>
    </style:style>
    <style:style style:name="co2" style:family="table-column">
      <style:table-column-properties fo:break-before="auto" style:column-width="6.67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552cm"/>
    </style:style>
    <style:style style:name="co9" style:family="table-column">
      <style:table-column-properties fo:break-before="auto" style:column-width="3.406cm"/>
    </style:style>
    <style:style style:name="co10" style:family="table-column">
      <style:table-column-properties fo:break-before="auto" style:column-width="17.591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10.142cm"/>
    </style:style>
    <style:style style:name="co13" style:family="table-column">
      <style:table-column-properties fo:break-before="auto" style:column-width="3.233cm"/>
    </style:style>
    <style:style style:name="co14" style:family="table-column">
      <style:table-column-properties fo:break-before="auto" style:column-width="4.41cm"/>
    </style:style>
    <style:style style:name="co15" style:family="table-column">
      <style:table-column-properties fo:break-before="auto" style:column-width="4.556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701cm"/>
    </style:style>
    <style:style style:name="co18" style:family="table-column">
      <style:table-column-properties fo:break-before="auto" style:column-width="18.008cm"/>
    </style:style>
    <style:style style:name="co19" style:family="table-column">
      <style:table-column-properties fo:break-before="auto" style:column-width="10.853cm"/>
    </style:style>
    <style:style style:name="co20" style:family="table-column">
      <style:table-column-properties fo:break-before="auto" style:column-width="9.825cm"/>
    </style:style>
    <style:style style:name="co21" style:family="table-column">
      <style:table-column-properties fo:break-before="auto" style:column-width="2.866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3.969cm"/>
    </style:style>
    <style:style style:name="co24" style:family="table-column">
      <style:table-column-properties fo:break-before="auto" style:column-width="3.357cm"/>
    </style:style>
    <style:style style:name="co25" style:family="table-column">
      <style:table-column-properties fo:break-before="auto" style:column-width="24.32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1.161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GTCI">
      <style:table-properties table:display="true" style:writing-mode="lr-tb"/>
    </style:style>
    <style:style style:name="ta2" style:family="table" style:master-page-name="PageStyle_5f_Neetcode_20_150">
      <style:table-properties table:display="true" style:writing-mode="lr-tb"/>
    </style:style>
    <style:style style:name="ta3" style:family="table" style:master-page-name="PageStyle_5f_Grind_20_169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/>
    <style:style style:name="ce7" style:family="table-cell" style:parent-style-name="Default">
      <style:table-cell-properties fo:background-color="#0d111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8" style:family="table-cell" style:parent-style-name="Default">
      <style:table-cell-properties fo:background-color="#0d111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d1d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2]))&gt;0)" style:apply-style-name="ConditionalStyle_5f_5" style:base-cell-address="'Neetcode 150'.B2"/>
    </style:style>
    <style:style style:name="ce1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liding Window&quot;;&quot;Two Pointers&quot;;&quot;Fast and Slow Pointers&quot;;&quot;Merge Intervals&quot;;&quot;Cyclic Sort&quot;;&quot;In-Place Reversal of Linked List&quot;;&quot;Tree BFS&quot;;&quot;Tree DFS&quot;;&quot;Two Heaps&quot;;&quot;Subsets&quot;;&quot;Modified Binary Search&quot;;&quot;Bitwise XOR&quot;;&quot;Top K Elements&quot;;&quot;K-way Merge&quot;;&quot;0/1 Knapsack&quot;;&quot;Topological Sort&quot;)" table:allow-empty-cell="true" table:display-list="unsorted" table:base-cell-address="GTCI.B2">
          <table:error-message table:message-type="stop" table:display="true"/>
        </table:content-validation>
        <table:content-validation table:name="val2" table:condition="of:cell-content-is-in-list(&quot;Easy&quot;;&quot;Medium&quot;;&quot;Hard&quot;)" table:allow-empty-cell="true" table:display-list="unsorted" table:base-cell-address="GTCI.C2">
          <table:error-message table:message-type="stop" table:display="true"/>
        </table:content-validation>
        <table:content-validation table:name="val3" table:condition="of:cell-content-is-decimal-number() and cell-content-is-between(1,120)" table:allow-empty-cell="true" table:base-cell-address="GTCI.D2">
          <table:error-message table:message-type="stop" table:display="true"/>
        </table:content-validation>
        <table:content-validation table:name="val4" table:base-cell-address="GTCI.E2">
          <table:error-message table:message-type="stop" table:display="true"/>
        </table:content-validation>
        <table:content-validation table:name="val5" table:condition="of:cell-content-is-in-list(&quot;Easy&quot;;&quot;Medium&quot;;&quot;Hard&quot;)" table:allow-empty-cell="true" table:display-list="unsorted" table:base-cell-address="'Neetcode 150'.B1"/>
        <table:content-validation table:name="val6" table:condition="of:cell-content-is-in-list(&quot;Easy&quot;;&quot;Medium&quot;;&quot;Hard&quot;)" table:allow-empty-cell="true" table:display-list="unsorted" table:base-cell-address="'Neetcode 150'.B2">
          <table:error-message table:message-type="stop" table:display="true"/>
        </table:content-validation>
        <table:content-validation table:name="val7" table:condition="of:cell-content-is-in-list(&quot;Arrays and Hashing&quot;;&quot;Two Pointers&quot;;&quot;Sliding Window&quot;;&quot;Stack&quot;;&quot;Binary Search&quot;;&quot;Linked List&quot;;&quot;Trees&quot;;&quot;Tries&quot;;&quot;Heaps/Priority Queue&quot;;&quot;Backtracking&quot;;&quot;Graphs&quot;;&quot;Advanced Graphs&quot;;&quot;1D DP&quot;;&quot;2D DP&quot;;&quot;Greedy&quot;;&quot;Intervals&quot;;&quot;Maths and Geometry&quot;;&quot;Bit Manipulation&quot;)" table:allow-empty-cell="true" table:display-list="unsorted" table:base-cell-address="'Neetcode 150'.C2">
          <table:error-message table:message-type="stop" table:display="true"/>
        </table:content-validation>
        <table:content-validation table:name="val8" table:condition="of:cell-content-is-decimal-number() and cell-content()&gt;=1" table:allow-empty-cell="true" table:base-cell-address="'Neetcode 150'.E1">
          <table:error-message table:message-type="stop" table:display="true"/>
        </table:content-validation>
        <table:content-validation table:name="val9" table:condition="of:cell-content-is-in-list(&quot;Easy&quot;;&quot;Medium&quot;;&quot;Hard&quot;)" table:allow-empty-cell="true" table:display-list="unsorted" table:base-cell-address="'Grind 169'.B1"/>
        <table:content-validation table:name="val10" table:condition="of:cell-content-is-decimal-number() and cell-content()&gt;=1" table:allow-empty-cell="true" table:base-cell-address="'Grind 169'.C1">
          <table:error-message table:message-type="stop" table:display="true"/>
        </table:content-validation>
      </table:content-validations>
      <table:table table:name="GTC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Solution 1 Time Taken</text:p>
          </table:table-cell>
          <table:table-cell table:style-name="ce3" office:value-type="string" calcext:value-type="string">
            <text:p>Solution 1 Date</text:p>
          </table:table-cell>
          <table:table-cell table:style-name="ce3" office:value-type="string" calcext:value-type="string">
            <text:p>Solution 2 Time Taken</text:p>
          </table:table-cell>
          <table:table-cell table:style-name="ce3" office:value-type="string" calcext:value-type="string">
            <text:p>Solution 2 Date</text:p>
          </table:table-cell>
          <table:table-cell table:style-name="ce3" office:value-type="string" calcext:value-type="string">
            <text:p>Solution 3 Time Taken</text:p>
          </table:table-cell>
          <table:table-cell table:style-name="ce3" office:value-type="string" calcext:value-type="string">
            <text:p>Solution 3 Date</text:p>
          </table:table-cell>
          <table:table-cell table:style-name="ce5" office:value-type="string" calcext:value-type="string">
            <text:p>Notes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size-subarray-sum/" xlink:type="simple">Minum Size Subarray Sum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just4once.gitbooks.io/leetcode-notes/content/leetcode/hash-table/340-longest-substring-with-at-most-k-distinct-characters.html" xlink:type="simple">Longest Substring with at most K distinct characters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ruit-into-baskets/" xlink:type="simple">Fruit into Baskets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-consecutive-ones-iii/" xlink:type="simple">Max Consecutive Ones III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rmutation-in-string/" xlink:type="simple">Permutation in String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anagrams-in-a-string/" xlink:type="simple">Find all Anagrams in String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1">
          <table:table-cell table:style-name="ce2" office:value-type="string" calcext:value-type="string">
            <text:p><text:a xlink:href="https://leetcode.com/problems/substring-with-concatenation-of-all-words/" xlink:type="simple">Substring iwth Concatenation of All Words</text:a></text:p>
          </table:table-cell>
          <table:table-cell table:style-name="ce25" table:content-validation-name="val1" office:value-type="string" calcext:value-type="string">
            <text:p>Sliding Window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wo-sum/" xlink:type="simple">Twe Sum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move-duplicates-from-sorted-array/" xlink:type="simple">Remove Duplicates from Sorted Array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3sum/" xlink:type="simple">3SUM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3sum-closest/" xlink:type="simple">3SUM Closest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kennyzhuang.gitbooks.io/leetcode-lock/content/259_3sum_smaller.html" xlink:type="simple">3SUM Smaller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array-product-less-than-k/" xlink:type="simple">Subarray Product Less Than K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ort-colors/" xlink:type="simple">Sort Colors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4sum/" xlink:type="simple">4SUM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hortest-unsorted-continuous-subarray/" xlink:type="simple">Shortest Unsorted Continuous Subarray</text:a></text:p>
          </table:table-cell>
          <table:table-cell table:style-name="ce25" table:content-validation-name="val1" office:value-type="string" calcext:value-type="string">
            <text:p>Two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inked-list-cycle-ii/" xlink:type="simple">Linked List Cycle II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happy-number/" xlink:type="simple">Happy Number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order-list/" xlink:type="simple">Reorder List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ircular-array-loop/" xlink:type="simple">Circular Array Loop</text:a></text:p>
          </table:table-cell>
          <table:table-cell table:style-name="ce25" table:content-validation-name="val1" office:value-type="string" calcext:value-type="string">
            <text:p>Fast and Slow Pointer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erge-intervals/" xlink:type="simple">Merge Intervals</text:a></text:p>
          </table:table-cell>
          <table:table-cell table:style-name="ce25" table:content-validation-name="val1" office:value-type="string" calcext:value-type="string">
            <text:p>Merge Interval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nsert-interval/" xlink:type="simple">Insert Interval</text:a></text:p>
          </table:table-cell>
          <table:table-cell table:style-name="ce25" table:content-validation-name="val1" office:value-type="string" calcext:value-type="string">
            <text:p>Merge Interval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nterval-list-intersections/" xlink:type="simple">Interval List Intersections</text:a></text:p>
          </table:table-cell>
          <table:table-cell table:style-name="ce25" table:content-validation-name="val1" office:value-type="string" calcext:value-type="string">
            <text:p>Merge Interval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919/" xlink:type="simple">Meeting Rooms II</text:a></text:p>
          </table:table-cell>
          <table:table-cell table:style-name="ce25" table:content-validation-name="val1" office:value-type="string" calcext:value-type="string">
            <text:p>Merge Interval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850/" xlink:type="simple">Employee Free Time</text:a></text:p>
          </table:table-cell>
          <table:table-cell table:style-name="ce25" table:content-validation-name="val1" office:value-type="string" calcext:value-type="string">
            <text:p>Merge Interval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ssing-number/" xlink:type="simple">Missing Number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numbers-disappeared-in-an-array/" xlink:type="simple">Find All numbers Disappeared in an Array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all-duplicates-in-an-array/" xlink:type="simple">Find All Duplicates in an Array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rst-missing-positive/" xlink:type="simple">First Missing Positive Number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missing-positive-number/" xlink:type="simple">Kth Missing Positive Number</text:a></text:p>
          </table:table-cell>
          <table:table-cell table:style-name="ce25" table:content-validation-name="val1" office:value-type="string" calcext:value-type="string">
            <text:p>Cyclic Sort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5" table:content-validation-name="val1" office:value-type="string" calcext:value-type="string">
            <text:p>In-Place Reversal of Linked List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linked-list-ii/" xlink:type="simple">Reverse Linked List II</text:a></text:p>
          </table:table-cell>
          <table:table-cell table:style-name="ce25" table:content-validation-name="val1" office:value-type="string" calcext:value-type="string">
            <text:p>In-Place Reversal of Linked Lis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25" table:content-validation-name="val1" office:value-type="string" calcext:value-type="string">
            <text:p>In-Place Reversal of Linked List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otate-list/" xlink:type="simple">Rotate List</text:a></text:p>
          </table:table-cell>
          <table:table-cell table:style-name="ce25" table:content-validation-name="val1" office:value-type="string" calcext:value-type="string">
            <text:p>In-Place Reversal of Linked Lis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level-order-traversal-ii/" xlink:type="simple">Binary Tree Level Order Traversal II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zigzag-level-order-traversal/" xlink:type="simple">Binary Tree Zigzag Level Order Traversal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depth-of-binary-tree/" xlink:type="simple">Minimum Depth of Binary Tree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448/" xlink:type="simple">In-Order Traversal in BST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3">
          <table:table-cell table:style-name="ce2" office:value-type="string" calcext:value-type="string">
            <text:p><text:a xlink:href="https://leetcode.com/problems/populating-next-right-pointers-in-each-node/" xlink:type="simple">Populating Next Right Pointers in each Node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7" office:value-type="string" calcext:value-type="string">
            <text:p>Close, grokk assumes non-perfect tree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right-side-view/" xlink:type="simple">Binary Tree Right Side View</text:a></text:p>
          </table:table-cell>
          <table:table-cell table:style-name="ce25" table:content-validation-name="val1" office:value-type="string" calcext:value-type="string">
            <text:p>Tree B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/" xlink:type="simple">Path Sum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-ii/" xlink:type="simple">Path Sum II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m-root-to-leaf-numbers/" xlink:type="simple">Sum Root to Leaf Numbers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a/all/1430.html" xlink:type="simple">Check if a String is a Valid Sequence from Root to Leaves in a Binary Tree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th-sum-iii/" xlink:type="simple">Path Sum III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5" table:content-validation-name="val1" office:value-type="string" calcext:value-type="string">
            <text:p>Tree DF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5" table:content-validation-name="val1" office:value-type="string" calcext:value-type="string">
            <text:p>Two Heap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liding-window-median/" xlink:type="simple">Sliding Window Median</text:a></text:p>
          </table:table-cell>
          <table:table-cell table:style-name="ce25" table:content-validation-name="val1" office:value-type="string" calcext:value-type="string">
            <text:p>Two Heap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ipo/" xlink:type="simple">IPO</text:a></text:p>
          </table:table-cell>
          <table:table-cell table:style-name="ce25" table:content-validation-name="val1" office:value-type="string" calcext:value-type="string">
            <text:p>Two Heap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right-interval/" xlink:type="simple">Find Right Interval</text:a></text:p>
          </table:table-cell>
          <table:table-cell table:style-name="ce25" table:content-validation-name="val1" office:value-type="string" calcext:value-type="string">
            <text:p>Two Heap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sets/" xlink:type="simple">Subsets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ubsets-ii/" xlink:type="simple">Subsets II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rmutations/" xlink:type="simple">Permutations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etter-case-permutation/" xlink:type="simple">Letter Case Permutation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779/" xlink:type="simple">Generalized Abbreviation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different-ways-to-add-parentheses/" xlink:type="simple">Different Ways to Add Parentheses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unique-binary-search-trees-ii/" xlink:type="simple">Unique Binary Search Trees II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unique-binary-search-trees/" xlink:type="simple">Unique Binary Search Trees</text:a></text:p>
          </table:table-cell>
          <table:table-cell table:style-name="ce25" table:content-validation-name="val1" office:value-type="string" calcext:value-type="string">
            <text:p>Subse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4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8" office:value-type="string" calcext:value-type="string">
            <text:p># Close enough. The grokking problem allows sorted input arrays as ascending or descending, which only introduces a simple check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smallest-letter-greater-than-target/" xlink:type="simple">Find Smallest Letter Greater than Target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first-and-last-position-of-element-in-sorted-array/" xlink:type="simple">Find First and Last Position of Element in Sorfted Array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just4once.gitbooks.io/leetcode-notes/content/leetcode/binary-search/702-search-in-a-sorted-array-of-unknown-size.html" xlink:type="simple">Search in an Array of Unknown Size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eak-index-in-a-mountain-array/" xlink:type="simple">Peak Index in a Mountain Array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in-mountain-array/" xlink:type="simple">Find in Mountain Array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5" table:content-validation-name="val1" office:value-type="string" calcext:value-type="string">
            <text:p>Modified Binary Search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25" table:content-validation-name="val1" office:value-type="string" calcext:value-type="string">
            <text:p>Bitwise XOR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ingle-number-iii/" xlink:type="simple">Single Number III</text:a></text:p>
          </table:table-cell>
          <table:table-cell table:style-name="ce25" table:content-validation-name="val1" office:value-type="string" calcext:value-type="string">
            <text:p>Bitwise XOR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mplement-of-base-10-integer/" xlink:type="simple">Complement of Base 10 Integer</text:a></text:p>
          </table:table-cell>
          <table:table-cell table:style-name="ce25" table:content-validation-name="val1" office:value-type="string" calcext:value-type="string">
            <text:p>Bitwise XOR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lipping-an-image/" xlink:type="simple">Flipping an Image</text:a></text:p>
          </table:table-cell>
          <table:table-cell table:style-name="ce25" table:content-validation-name="val1" office:value-type="string" calcext:value-type="string">
            <text:p>Bitwise XOR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1872/" xlink:type="simple">Minimum Cost to Connect Sticks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ort-characters-by-frequency/" xlink:type="simple">Sort Characters by Frequency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-stream/" xlink:type="simple">Kth Largest Element in a Stream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9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east-number-of-unique-integers-after-k-removals/" xlink:type="simple">Least Number of Unique Integers After K Removals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10" office:value-type="string" calcext:value-type="string">
            <text:p><text:a xlink:href="https://www.geeksforgeeks.org/sum-elements-k1th-k2th-smallest-elements/" xlink:type="simple">https://www.geeksforgeeks.org/sum-elements-k1th-k2th-smallest-elements/</text:a>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geeksforgeeks.org/sum-elements-k1th-k2th-smallest-elements/" xlink:type="simple">Sum of All Elements between the K1th and K2th Smallest Elements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reorganize-string/" xlink:type="simple">Reorganize String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907/" xlink:type="simple">Rearrange Strings K-Distance Apart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ask-scheduler/" xlink:type="simple">Task Scheduler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25" table:content-validation-name="val1" office:value-type="string" calcext:value-type="string">
            <text:p>Top K Elements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erge-k-sorted-lists/" xlink:type="simple">Methe K Sorted Lists</text:a></text:p>
          </table:table-cell>
          <table:table-cell table:style-name="ce25" table:content-validation-name="val1" office:value-type="string" calcext:value-type="string">
            <text:p>K-way Merge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kth-smallest-element-in-a-sorted-matrix/" xlink:type="simple">Kth Smallest Element in a Sorted Matrix</text:a></text:p>
          </table:table-cell>
          <table:table-cell table:style-name="ce25" table:content-validation-name="val1" office:value-type="string" calcext:value-type="string">
            <text:p>K-way Merge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25" table:content-validation-name="val1" office:value-type="string" calcext:value-type="string">
            <text:p>K-way Merge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find-k-pairs-with-smallest-sums/" xlink:type="simple">Find K Pairs with Smallest Sums</text:a></text:p>
          </table:table-cell>
          <table:table-cell table:style-name="ce25" table:content-validation-name="val1" office:value-type="string" calcext:value-type="string">
            <text:p>K-way Merge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RM1BDv71V60" xlink:type="simple">0/1 Knapsack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Easy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3jEPRo5PDvx" xlink:type="simple">Equal Subset Sum Partition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educative.io/courses/grokking-dynamic-programming-patterns-for-coding-interviews/3j64vRY6JnR" xlink:type="simple">Subset Sum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last-stone-weight-ii/" xlink:type="simple">Last Stone Weight II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mbination-sum-ii/" xlink:type="simple">Combination Sum II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target-sum/" xlink:type="simple">Target Sum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ones-and-zeroes/" xlink:type="simple">Ones and Zeroes</text:a></text:p>
          </table:table-cell>
          <table:table-cell table:style-name="ce25" table:content-validation-name="val1" office:value-type="string" calcext:value-type="string">
            <text:p>0/1 Knapsack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urse-schedule/" xlink:type="simple">Course Schedule</text:a></text:p>
          </table:table-cell>
          <table:table-cell table:style-name="ce25" table:content-validation-name="val1" office:value-type="string" calcext:value-type="string">
            <text:p>Topological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25" table:content-validation-name="val1" office:value-type="string" calcext:value-type="string">
            <text:p>Topological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892/" xlink:type="simple">Alien Dictionary</text:a></text:p>
          </table:table-cell>
          <table:table-cell table:style-name="ce25" table:content-validation-name="val1" office:value-type="string" calcext:value-type="string">
            <text:p>Topological Sort</text:p>
          </table:table-cell>
          <table:table-cell table:style-name="ce25" table:content-validation-name="val2" office:value-type="string" calcext:value-type="string">
            <text:p>Hard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www.lintcode.com/problem/605/" xlink:type="simple">Sequence Reconstruction</text:a></text:p>
          </table:table-cell>
          <table:table-cell table:style-name="ce25" table:content-validation-name="val1" office:value-type="string" calcext:value-type="string">
            <text:p>Topological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2">
          <table:table-cell table:style-name="ce2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25" table:content-validation-name="val1" office:value-type="string" calcext:value-type="string">
            <text:p>Topological Sort</text:p>
          </table:table-cell>
          <table:table-cell table:style-name="ce25" table:content-validation-name="val2" office:value-type="string" calcext:value-type="string">
            <text:p>Medium</text:p>
          </table:table-cell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1">
          <table:table-cell/>
          <table:table-cell table:style-name="ce26" table:content-validation-name="val1"/>
          <table:table-cell table:style-name="ce26" table:content-validation-name="val2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5">
          <table:table-cell/>
          <table:table-cell table:style-name="ce26" table:content-validation-name="val1"/>
          <table:table-cell table:style-name="ce26" table:content-validation-name="val2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11" office:value-type="string" calcext:value-type="string">
            <text:p>Link to actual course - file:///Users/z0ltan/Documents/Edification/Competitive%20Programming/Educative/Grokking%20the%20Coding%20Interview%20-%20Patterns%20for%20Coding%20Questions/</text:p>
          </table:table-cell>
          <table:table-cell table:number-columns-repeated="54"/>
        </table:table-row>
        <table:table-row table:style-name="ro1" table:number-rows-repeated="883">
          <table:table-cell/>
          <table:table-cell table:style-name="ce26" table:content-validation-name="val1"/>
          <table:table-cell table:style-name="ce26" table:content-validation-name="val2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26" table:content-validation-name="val3"/>
          <table:table-cell table:style-name="ce26" table:content-validation-name="val4"/>
          <table:table-cell table:style-name="ce6"/>
          <table:table-cell table:number-columns-repeated="5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GTCI.J1:GTCI.J100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Neetcode 150" table:style-name="ta2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3" table:content-validation-name="val5" office:value-type="string" calcext:value-type="string">
            <text:p>Category</text:p>
          </table:table-cell>
          <table:table-cell table:style-name="ce1" office:value-type="string" calcext:value-type="string">
            <text:p>Topic</text:p>
          </table:table-cell>
          <table:table-cell table:style-name="ce15" table:content-validation-name="val4" office:value-type="string" calcext:value-type="string">
            <text:p>Solution 1 Date</text:p>
          </table:table-cell>
          <table:table-cell table:style-name="ce16" table:content-validation-name="val8" office:value-type="string" calcext:value-type="string">
            <text:p>Solution 1 Time</text:p>
          </table:table-cell>
          <table:table-cell table:style-name="ce15" table:content-validation-name="val4" office:value-type="string" calcext:value-type="string">
            <text:p>Solution 2 Date</text:p>
          </table:table-cell>
          <table:table-cell table:style-name="ce16" table:content-validation-name="val8" office:value-type="string" calcext:value-type="string">
            <text:p>Solution 2 Time</text:p>
          </table:table-cell>
          <table:table-cell table:style-name="ce15" table:content-validation-name="val4" office:value-type="string" calcext:value-type="string">
            <text:p>Solution 3 Date</text:p>
          </table:table-cell>
          <table:table-cell table:style-name="ce16" table:content-validation-name="val8" office:value-type="string" calcext:value-type="string">
            <text:p>Solution 3 Ti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lution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14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3OamzN90kPg" xlink:type="simple">https://www.youtube.com/watch?v=3OamzN90kPg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valid-anagram/" xlink:type="simple">Valid Anagram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9UtInBqnCgA" xlink:type="simple">https://www.youtube.com/watch?v=9UtInBqnCgA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two-sum/" xlink:type="simple">Two Sum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KLlXCFG5TnA" xlink:type="simple">https://www.youtube.com/watch?v=KLlXCFG5TnA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wo Pointer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jJXJ16kPFWg" xlink:type="simple">https://www.youtube.com/watch?v=jJXJ16kPFWg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1pkOgXD63yU" xlink:type="simple">https://www.youtube.com/watch?v=1pkOgXD63yU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TzjTskDFMg" xlink:type="simple">https://www.youtube.com/watch?v=WTzjTskDFMg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4DPM8ct1pI" xlink:type="simple">https://www.youtube.com/watch?v=s4DPM8ct1pI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0_I-ZF0S38" xlink:type="simple">https://www.youtube.com/watch?v=G0_I-ZF0S38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erge-two-sorted-lists/" xlink:type="simple">Merge Two Sorted Linked List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XIdigk956u0" xlink:type="simple">https://www.youtube.com/watch?v=XIdigk956u0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BTe7lFR3vc" xlink:type="simple">https://www.youtube.com/watch?v=gBTe7lFR3vc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OnSn2XEQ4MY" xlink:type="simple">https://www.youtube.com/watch?v=OnSn2XEQ4MY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TM3phVI6YQ" xlink:type="simple">https://www.youtube.com/watch?v=hTM3phVI6YQ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diameter-of-binary-tree/" xlink:type="simple">Diameter of a Binary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kxqA8Rfv04" xlink:type="simple">https://www.youtube.com/watch?v=bkxqA8Rfv04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fJsau0ItOY" xlink:type="simple">https://www.youtube.com/watch?v=QfJsau0ItOY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same-tree/" xlink:type="simple">Same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vRbbcKXCxOw" xlink:type="simple">https://www.youtube.com/watch?v=vRbbcKXCxOw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E36O5SWp-LE" xlink:type="simple">https://www.youtube.com/watch?v=E36O5SWp-LE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lowest-common-ancestor-of-a-binary-search-tree/" xlink:type="simple">Lowest Common Ancestor of a BST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s2LMfuOR9k" xlink:type="simple">https://www.youtube.com/watch?v=gs2LMfuOR9k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kth-largest-element-in-a-stream/" xlink:type="simple">Kth Largest Element in a Stream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OjcdrqMoQ8" xlink:type="simple">https://www.youtube.com/watch?v=hOjcdrqMoQ8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last-stone-weight/" xlink:type="simple">Last Stone Weight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-QCq79-Vfw" xlink:type="simple">https://www.youtube.com/watch?v=B-QCq79-Vfw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climbing-stairs/" xlink:type="simple">Climbing Stair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Y0lT9Fck7qI" xlink:type="simple">https://www.youtube.com/watch?v=Y0lT9Fck7qI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in-cost-climbing-stairs/" xlink:type="simple">Min Cost Climbing Stair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ktmzAZWkEZ0" xlink:type="simple">https://www.youtube.com/watch?v=ktmzAZWkEZ0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eeting-rooms/" xlink:type="simple">Meeting Room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aJxqZVPhbg" xlink:type="simple">https://www.youtube.com/watch?v=PaJxqZVPhbg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happy-number/" xlink:type="simple">Happy Number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ljz85bxOYJ0" xlink:type="simple">https://www.youtube.com/watch?v=ljz85bxOYJ0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plus-one/" xlink:type="simple">Plus One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jIaA8boiG1s" xlink:type="simple">https://www.youtube.com/watch?v=jIaA8boiG1s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MPX1AOa83k" xlink:type="simple">https://www.youtube.com/watch?v=qMPX1AOa83k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Km3utixwZs" xlink:type="simple">https://www.youtube.com/watch?v=5Km3utixwZs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counting-bits/" xlink:type="simple">Couning Bit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RyBM56RIWrM" xlink:type="simple">https://www.youtube.com/watch?v=RyBM56RIWrM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reverse-bits/" xlink:type="simple">Reverse Bits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coN6UjAI64" xlink:type="simple">https://www.youtube.com/watch?v=UcoN6UjAI64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issing-number/" xlink:type="simple">Mssing Number</text:a></text:p>
          </table:table-cell>
          <table:table-cell table:style-name="ce25" table:content-validation-name="val6" office:value-type="string" calcext:value-type="string">
            <text:p>Easy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nPLSRLSANE" xlink:type="simple">https://www.youtube.com/watch?v=WnPLSRLSAN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Group Anagram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vzdNOK2oB2E" xlink:type="simple">https://www.youtube.com/watch?v=vzdNOK2oB2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Top K Frequent Element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YPTqKIgVk-k" xlink:type="simple">https://www.youtube.com/watch?v=YPTqKIgVk-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roduct of Array except Self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NvIQI2wAjk" xlink:type="simple">https://www.youtube.com/watch?v=bNvIQI2wAj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Valid Sudoku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TjFXEUCMqI8" xlink:type="simple">https://www.youtube.com/watch?v=TjFXEUCMqI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Encode and Decode String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1k_sxOSgv8" xlink:type="simple">https://www.youtube.com/watch?v=B1k_sxOSgv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Consecutive Sequenc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rrays and Hash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6RZZMu_maU" xlink:type="simple">https://www.youtube.com/watch?v=P6RZZMu_ma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Two Sum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wo Pointer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cQ1Oz4ckceM" xlink:type="simple">https://www.youtube.com/watch?v=cQ1Oz4ckce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3Sum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wo Pointer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jzZsG8n2R9A" xlink:type="simple">https://www.youtube.com/watch?v=jzZsG8n2R9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ntainer with Most Wat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wo Pointer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uiTKBwPgAo" xlink:type="simple">https://www.youtube.com/watch?v=UuiTKBwPgAo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Repeating Character Replacemen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qXU1UyA8pk" xlink:type="simple">https://www.youtube.com/watch?v=gqXU1UyA8p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Substring without Repeating Character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iGpQwVHdE0" xlink:type="simple">https://www.youtube.com/watch?v=wiGpQwVHdE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ermutations in String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byhOgBN834" xlink:type="simple">https://www.youtube.com/watch?v=UbyhOgBN83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in Stack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kLl7nAwDPo" xlink:type="simple">https://www.youtube.com/watch?v=qkLl7nAwDPo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Evaluate Reverse Polish Notation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u0082c4HDE" xlink:type="simple">https://www.youtube.com/watch?v=iu0082c4HD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Generate Parenthese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9fokUqJ76A" xlink:type="simple">https://www.youtube.com/watch?v=s9fokUqJ76A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cTBiBSnjO3c" xlink:type="simple">https://www.youtube.com/watch?v=cTBiBSnjO3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ar Flee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r6T-3yB9RM" xlink:type="simple">https://www.youtube.com/watch?v=Pr6T-3yB9R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earch in a 2D Matrix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er2pi2C0j0" xlink:type="simple">https://www.youtube.com/watch?v=Ber2pi2C0j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Koko eating Banana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2SozAs9RzA" xlink:type="simple">https://www.youtube.com/watch?v=U2SozAs9Rz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earch Rotated Sorted Array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8XENwh8Oy8" xlink:type="simple">https://www.youtube.com/watch?v=U8XENwh8Oy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Find Minimum in Rotated Sorted Array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nIVW4P8b1VA" xlink:type="simple">https://www.youtube.com/watch?v=nIVW4P8b1V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Time-based Key-Value Stor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fu2cD_6E8Hw" xlink:type="simple">https://www.youtube.com/watch?v=fu2cD_6E8H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eorder Lis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5bfdUTrKLM" xlink:type="simple">https://www.youtube.com/watch?v=S5bfdUTrKL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emove Nth node from End of Lis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XVuQxVej6y8" xlink:type="simple">https://www.youtube.com/watch?v=XVuQxVej6y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py List with Random Point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Y2EiZST97Y" xlink:type="simple">https://www.youtube.com/watch?v=5Y2EiZST97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Add two Number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gFPrzTjm7s" xlink:type="simple">https://www.youtube.com/watch?v=wgFPrzTjm7s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Find the Duplicate Numb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jYnzkAhcNk" xlink:type="simple">https://www.youtube.com/watch?v=wjYnzkAhcN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RU Cach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7ABFKPK2hD4" xlink:type="simple">https://www.youtube.com/watch?v=7ABFKPK2hD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Binary Tree Level-Order Traversal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6ZnyEApgFYg" xlink:type="simple">https://www.youtube.com/watch?v=6ZnyEApgFY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Binary Tree Right-Side View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d4zLyf32e3I" xlink:type="simple">https://www.youtube.com/watch?v=d4zLyf32e3I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und Good Nodes in a Binary Tre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7cp5imvDzl4" xlink:type="simple">https://www.youtube.com/watch?v=7cp5imvDzl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Validate Binary Search Tre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6ATEkipzow" xlink:type="simple">https://www.youtube.com/watch?v=s6ATEkipzo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Kth Smallest Element in a BS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LUXSvjmGCw" xlink:type="simple">https://www.youtube.com/watch?v=5LUXSvjmGCw</text:a></text:p>
          </table:table-cell>
          <table:table-cell table:number-columns-repeated="53"/>
        </table:table-row>
        <table:table-row table:style-name="ro1">
          <table:table-cell table:style-name="ce12" office:value-type="string" calcext:value-type="string">
            <text:p>Construct Tree from Preorder and Inorder Traversal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8" office:value-type="string" calcext:value-type="string">
            <text:p><text:a xlink:href="https://www.youtube.com/watch?v=ihj4IQGZ2zc" xlink:type="simple">https://www.youtube.com/watch?v=ihj4IQGZ2z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Implement Tri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i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oobqoCJlHA0" xlink:type="simple">https://www.youtube.com/watch?v=oobqoCJlHA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esign Add and Search Word Datastructur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Tri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Tf05gs_8iU" xlink:type="simple">https://www.youtube.com/watch?v=BTf05gs_8i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K Closest Points to Origin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rI2EBUEMfTk" xlink:type="simple">https://www.youtube.com/watch?v=rI2EBUEMfT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Kth Largest Element in an Array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XEmy13g1Qxc" xlink:type="simple">https://www.youtube.com/watch?v=XEmy13g1Qx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Task Schedul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8p8ukTyA2I" xlink:type="simple">https://www.youtube.com/watch?v=s8p8ukTyA2I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esign Twitt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NichitDD2E" xlink:type="simple">https://www.youtube.com/watch?v=pNichitDD2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ubset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REOH22Xwdkk" xlink:type="simple">https://www.youtube.com/watch?v=REOH22Xwdk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mbination Sum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BKI9VSKdGg" xlink:type="simple">https://www.youtube.com/watch?v=GBKI9VSKdG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ermutation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7AvT7cGdSo" xlink:type="simple">https://www.youtube.com/watch?v=s7AvT7cGdSo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ubsets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Vn2v6ajA7U0" xlink:type="simple">https://www.youtube.com/watch?v=Vn2v6ajA7U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mbination Sum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rSA3t6BDDwg" xlink:type="simple">https://www.youtube.com/watch?v=rSA3t6BDDw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Word Search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fiQ_PS1g8E" xlink:type="simple">https://www.youtube.com/watch?v=pfiQ_PS1g8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alindrome Partitioning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3jvWodd7ht0" xlink:type="simple">https://www.youtube.com/watch?v=3jvWodd7ht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etter Combinations of a Phone Numb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0snEunUacZY" xlink:type="simple">https://www.youtube.com/watch?v=0snEunUacZ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Number of Island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V2kpPD66nE" xlink:type="simple">https://www.youtube.com/watch?v=pV2kpPD66n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lone Graph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mQeF6bN8hMk" xlink:type="simple">https://www.youtube.com/watch?v=mQeF6bN8hM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ax Area of Island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JGr1OtmH0c" xlink:type="simple">https://www.youtube.com/watch?v=iJGr1OtmH0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acific Atlantic Waterflow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-VkcjHqkGI" xlink:type="simple">https://www.youtube.com/watch?v=s-VkcjHqkGI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urrounded Region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9z2BunfoZ5Y" xlink:type="simple">https://www.youtube.com/watch?v=9z2BunfoZ5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otting Orange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y704fEOx0s0" xlink:type="simple">https://www.youtube.com/watch?v=y704fEOx0s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Walls and Gate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e69C6xhiSQE" xlink:type="simple">https://www.youtube.com/watch?v=e69C6xhiSQ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urse Schedul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EgI5nU9etnU" xlink:type="simple">https://www.youtube.com/watch?v=EgI5nU9etn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urse Schedule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Akt3glAwyfY" xlink:type="simple">https://www.youtube.com/watch?v=Akt3glAwyf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edundant Connection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FXWRE67PLL0" xlink:type="simple">https://www.youtube.com/watch?v=FXWRE67PLL0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Number of Connected Components in a Graph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8f1XPm4WOUc" xlink:type="simple">https://www.youtube.com/watch?v=8f1XPm4WOU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Graph Valid Tre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XsUuownnoQ" xlink:type="simple">https://www.youtube.com/watch?v=bXsUuownnoQ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in Cost to Connect All Point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f7JOBJIC-NA" xlink:type="simple">https://www.youtube.com/watch?v=f7JOBJIC-N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Network Delay Tim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EaphyqKU4PQ" xlink:type="simple">https://www.youtube.com/watch?v=EaphyqKU4PQ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heapest Flights within K Stop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eIK3zUdYmE" xlink:type="simple">https://www.youtube.com/watch?v=5eIK3zUdYm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House Robb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73r3KWiEvyk" xlink:type="simple">https://www.youtube.com/watch?v=73r3KWiEvyk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House Robber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rWAJCfYYOvM" xlink:type="simple">https://www.youtube.com/watch?v=rWAJCfYYOv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Palindromic Substring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XYQecbcd6_c" xlink:type="simple">https://www.youtube.com/watch?v=XYQecbcd6_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alindromic Substring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4RACzI5-du8" xlink:type="simple">https://www.youtube.com/watch?v=4RACzI5-du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ecode Way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6aEyTjOwlJU" xlink:type="simple">https://www.youtube.com/watch?v=6aEyTjOwlJ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in Chang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9bfqozjoqs" xlink:type="simple">https://www.youtube.com/watch?v=H9bfqozjoqs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aximum Product Subarray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lXVy6YWFcRM" xlink:type="simple">https://www.youtube.com/watch?v=lXVy6YWFcR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Word Break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Sx9NNgInc3A" xlink:type="simple">https://www.youtube.com/watch?v=Sx9NNgInc3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Increasing Subsequenc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cjWnW0hdF1Y" xlink:type="simple">https://www.youtube.com/watch?v=cjWnW0hdF1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artition Equal Subset Sum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1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svocB5BJhw" xlink:type="simple">https://www.youtube.com/watch?v=IsvocB5BJh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Unique Path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lEsdxuD4lY" xlink:type="simple">https://www.youtube.com/watch?v=IlEsdxuD4lY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a0GhsJSlWM" xlink:type="simple">https://www.youtube.com/watch?v=Ua0GhsJSlW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Best Time to Buy and Sell Stock with Cooldown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7j0F7AHpb8" xlink:type="simple">https://www.youtube.com/watch?v=I7j0F7AHpb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Coin Change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Mjy4hd2xgrs" xlink:type="simple">https://www.youtube.com/watch?v=Mjy4hd2xgrs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Target Sum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0npyaQtAQM" xlink:type="simple">https://www.youtube.com/watch?v=g0npyaQtAQ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Interleaving String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3Rw3p9LrgvE" xlink:type="simple">https://www.youtube.com/watch?v=3Rw3p9Lrgv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aximum Subarray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WZl3MMT0Eg" xlink:type="simple">https://www.youtube.com/watch?v=5WZl3MMT0E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Jump Gam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Yan0cv2cLy8" xlink:type="simple">https://www.youtube.com/watch?v=Yan0cv2cLy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Jump Game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dJ7sWiOoK7g" xlink:type="simple">https://www.youtube.com/watch?v=dJ7sWiOoK7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Gas Station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lJwbPZGo05A" xlink:type="simple">https://www.youtube.com/watch?v=lJwbPZGo05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Hand of Straight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amnrMCVd2YI" xlink:type="simple">https://www.youtube.com/watch?v=amnrMCVd2YI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erge Triplets to form Target Triplet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kShkQLQZ9K4" xlink:type="simple">https://www.youtube.com/watch?v=kShkQLQZ9K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artition Label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7m8UmZE-vw" xlink:type="simple">https://www.youtube.com/watch?v=B7m8UmZE-v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Valid Parenthesis String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Greed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hPdNS143Qg" xlink:type="simple">https://www.youtube.com/watch?v=QhPdNS143Qg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Insert Interval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A8NUOmlwOlM" xlink:type="simple">https://www.youtube.com/watch?v=A8NUOmlwOl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erge Interval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44H3cEC2fFM" xlink:type="simple">https://www.youtube.com/watch?v=44H3cEC2fF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Non-Overlapping Interval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nONCGxWoUfM" xlink:type="simple">https://www.youtube.com/watch?v=nONCGxWoUf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eeting Rooms II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FdzJmTCVyJU" xlink:type="simple">https://www.youtube.com/watch?v=FdzJmTCVyJ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otate Image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fMSJSS7eO1w" xlink:type="simple">https://www.youtube.com/watch?v=fMSJSS7eO1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piral Matrix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JnMZNwUk1M" xlink:type="simple">https://www.youtube.com/watch?v=BJnMZNwUk1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et Matrix Zeroe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T41rL0L3Pnw" xlink:type="simple">https://www.youtube.com/watch?v=T41rL0L3Pnw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Pow(x, n)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9YQyYi4IQQ" xlink:type="simple">https://www.youtube.com/watch?v=g9YQyYi4IQQ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Multiply String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1vZswirL8Y8" xlink:type="simple">https://www.youtube.com/watch?v=1vZswirL8Y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etect Square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Maths and Geometry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bahebearrDc" xlink:type="simple">https://www.youtube.com/watch?v=bahebearrDc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um of Two Integers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gVUrDV4tZfY" xlink:type="simple">https://www.youtube.com/watch?v=gVUrDV4tZf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everse Integer</text:p>
          </table:table-cell>
          <table:table-cell table:style-name="ce25" table:content-validation-name="val6" office:value-type="string" calcext:value-type="string">
            <text:p>Medium</text:p>
          </table:table-cell>
          <table:table-cell table:style-name="ce25" table:content-validation-name="val7" office:value-type="string" calcext:value-type="string">
            <text:p>Bit Manipulation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AgLH58IgJQ" xlink:type="simple">https://www.youtube.com/watch?v=HAgLH58IgJQ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trapping-rain-water/" xlink:type="simple">Trapping Rainwater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Two Pointer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ZI2z5pq0TqA" xlink:type="simple">https://www.youtube.com/watch?v=ZI2z5pq0TqA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jSto0O4AJbM" xlink:type="simple">https://www.youtube.com/watch?v=jSto0O4AJbM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sliding-window-maximum/" xlink:type="simple">Sliding Window Maximum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Sliding Window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DfljaUwZsOk" xlink:type="simple">https://www.youtube.com/watch?v=DfljaUwZsOk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://m/" xlink:type="simple">Largest Rectangle in Histogram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Stack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zx5Sw9130L0" xlink:type="simple">https://www.youtube.com/watch?v=zx5Sw9130L0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edian-of-two-sorted-arrays/" xlink:type="simple">Find Median of Two Sorted Arrays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Binary Search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6IEA26hvXc" xlink:type="simple">https://www.youtube.com/watch?v=q6IEA26hvXc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q5a5OiGbT6Q" xlink:type="simple">https://www.youtube.com/watch?v=q5a5OiGbT6Q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Linked List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1UOPsfP85V4" xlink:type="simple">https://www.youtube.com/watch?v=1UOPsfP85V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Binary Tree Max Path Sum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r5cWUld4vU" xlink:type="simple">https://www.youtube.com/watch?v=Hr5cWUld4v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erialize and Deserialize Binary Tree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Tre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u4JAi2JJhI8" xlink:type="simple">https://www.youtube.com/watch?v=u4JAi2JJhI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Word Search II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Trie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asbcE9mZz_U" xlink:type="simple">https://www.youtube.com/watch?v=asbcE9mZz_U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Find Median from Data Stream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Heaps/Priority Queue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itmhHWaHupI" xlink:type="simple">https://www.youtube.com/watch?v=itmhHWaHupI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N-Queens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Backtracking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Ph95IHmRp5M" xlink:type="simple">https://www.youtube.com/watch?v=Ph95IHmRp5M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Word Ladder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9iTnkgv05E" xlink:type="simple">https://www.youtube.com/watch?v=h9iTnkgv05E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Reconstruct Itinerary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ZyB_gQ8vqGA" xlink:type="simple">https://www.youtube.com/watch?v=ZyB_gQ8vqGA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Swim in Rising Water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amvrKlMLuGY" xlink:type="simple">https://www.youtube.com/watch?v=amvrKlMLuGY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Alien Dictionary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Advanced Graph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6kTZYvNNyps" xlink:type="simple">https://www.youtube.com/watch?v=6kTZYvNNyps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Longest Increasing Path in a Matrix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wCc_nd-GiEc" xlink:type="simple">https://www.youtube.com/watch?v=wCc_nd-GiEc</text:a></text:p>
          </table:table-cell>
          <table:table-cell table:number-columns-repeated="53"/>
        </table:table-row>
        <table:table-row table:style-name="ro1">
          <table:table-cell table:style-name="ce12" office:value-type="string" calcext:value-type="string">
            <text:p>Distinct Subsequences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8" office:value-type="string" calcext:value-type="string">
            <text:p><text:a xlink:href="https://www.youtube.com/watch?v=-RDzMJ33nx8" xlink:type="simple">https://www.youtube.com/watch?v=-RDzMJ33nx8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Edit Distance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XYi2-LPrwm4" xlink:type="simple">https://www.youtube.com/watch?v=XYi2-LPrwm4</text:a>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Burst Balloons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VFskby7lUbw" xlink:type="simple">https://www.youtube.com/watch?v=VFskby7lUbw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regular-expression-matching/" xlink:type="simple">Regular Expression Matching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2D DP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HAA8mgxlov8" xlink:type="simple">https://www.youtube.com/watch?v=HAA8mgxlov8</text:a>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<text:a xlink:href="https://leetcode.com/problems/minimum-interval-to-include-each-query/" xlink:type="simple">Minimum Interval to Include Each Query</text:a></text:p>
          </table:table-cell>
          <table:table-cell table:style-name="ce25" table:content-validation-name="val6" office:value-type="string" calcext:value-type="string">
            <text:p>Hard</text:p>
          </table:table-cell>
          <table:table-cell table:style-name="ce25" table:content-validation-name="val7" office:value-type="string" calcext:value-type="string">
            <text:p>Intervals</text:p>
          </table:table-cell>
          <table:table-cell table:style-name="ce25" table:number-columns-repeated="7"/>
          <table:table-cell table:style-name="ce17" office:value-type="string" calcext:value-type="string">
            <text:p><text:a xlink:href="https://www.youtube.com/watch?v=5hQ5WWW5awQ" xlink:type="simple">https://www.youtube.com/watch?v=5hQ5WWW5awQ</text:a></text:p>
          </table:table-cell>
          <table:table-cell table:number-columns-repeated="53"/>
        </table:table-row>
        <table:table-row table:style-name="ro1" table:number-rows-repeated="854">
          <table:table-cell/>
          <table:table-cell table:style-name="ce26" table:content-validation-name="val6"/>
          <table:table-cell table:style-name="ce26" table:content-validation-name="val7"/>
          <table:table-cell table:number-columns-repeated="61"/>
        </table:table-row>
        <table:table-row table:style-name="ro6" table:number-rows-repeated="1047570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Neetcode 150'.B1:'Neetcode 150'.B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Neetcode 150'.B2:'Neetcode 150'.B2">
            <calcext:condition calcext:apply-style-name="ConditionalStyle_5" calcext:value="formula-is(LEN(TRIM([.B2]))&gt;0)" calcext:base-cell-address="'Neetcode 150'.B2"/>
          </calcext:conditional-format>
        </calcext:conditional-formats>
      </table:table>
      <table:table table:name="Grind 169" table:style-name="ta3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number-columns-repeated="54" table:default-cell-style-name="Default"/>
        <table:table-row table:style-name="ro1">
          <table:table-cell table:style-name="ce25" office:value-type="string" calcext:value-type="string">
            <text:p>Problem</text:p>
          </table:table-cell>
          <table:table-cell table:style-name="ce20" table:content-validation-name="val9" office:value-type="string" calcext:value-type="string">
            <text:p>Category</text:p>
          </table:table-cell>
          <table:table-cell table:style-name="ce16" table:content-validation-name="val10" office:value-type="string" calcext:value-type="string">
            <text:p>Expected Solution Time</text:p>
          </table:table-cell>
          <table:table-cell table:style-name="ce15" table:content-validation-name="val4" office:value-type="string" calcext:value-type="string">
            <text:p>Solution 1 Date</text:p>
          </table:table-cell>
          <table:table-cell table:style-name="ce16" table:content-validation-name="val10" office:value-type="string" calcext:value-type="string">
            <text:p>Solution 1 Time</text:p>
          </table:table-cell>
          <table:table-cell table:style-name="ce15" table:content-validation-name="val4" office:value-type="string" calcext:value-type="string">
            <text:p>Solution 2 Date</text:p>
          </table:table-cell>
          <table:table-cell table:style-name="ce16" table:content-validation-name="val10" office:value-type="string" calcext:value-type="string">
            <text:p>Solution 2 Time</text:p>
          </table:table-cell>
          <table:table-cell table:style-name="ce15" table:content-validation-name="val4" office:value-type="string" calcext:value-type="string">
            <text:p>Solution 3 Date</text:p>
          </table:table-cell>
          <table:table-cell table:style-name="ce16" table:content-validation-name="val10" office:value-type="string" calcext:value-type="string">
            <text:p>Solution 3 Time</text:p>
          </table:table-cell>
          <table:table-cell table:style-name="ce25" office:value-type="string" calcext:value-type="string">
            <text:p>Notes</text:p>
          </table:table-cell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two-sum/" xlink:type="simple">Two Sum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est-time-to-buy-and-sell-stock/" xlink:type="simple">Best Time to Buy and Sell Stock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valid-anagram/" xlink:type="simple">Valid Anagram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inary-search/" xlink:type="simple">Binary Search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lood-fill/" xlink:type="simple">Flood Fill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west-common-ancestor-of-a-binary-search-tree/" xlink:type="simple">Lowest Common Ancestor of a Binary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implement-queue-using-stacks/" xlink:type="simple">Implement Queue using Stack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rst-bad-version/" xlink:type="simple">First Bad Version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ansom-note/" xlink:type="simple">Ransom Not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limbing-stairs/" xlink:type="simple">Climbing Stair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palindrome/" xlink:type="simple">Longest Palindrom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in-stack/" xlink:type="simple">Min Stack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jority-element/" xlink:type="simple">Majority Element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add-binary/" xlink:type="simple">Add Binary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ww.interviewbit.com/problems/meeting-rooms/" xlink:type="simple">Meeting Rooms II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oman-to-integer/" xlink:type="simple">Roman to Integer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unting-bits/" xlink:type="simple">Counting Bit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ame-tree/" xlink:type="simple">Same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ingle-number/" xlink:type="simple">Single Number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ove-zeroes/" xlink:type="simple">Move Zeroe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ymmetric-tree/" xlink:type="simple">Symmetric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issing-number/" xlink:type="simple">Missing Number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lindrome-number/" xlink:type="simple">Palindrome Number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nvert-sorted-array-to-binary-search-tree/" xlink:type="simple">Convert Sorted Array to Binary Search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verse-bits/" xlink:type="simple">Reverse Bits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15" calcext:value-type="float">
            <text:p>1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20" table:content-validation-name="val9" office:value-type="string" calcext:value-type="string">
            <text:p>Easy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insert-interval/" xlink:type="simple">Insert Interval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01-matrix/" xlink:type="simple">01 Matrix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3sum/" xlink:type="simple">3Sum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lone-graph/" xlink:type="simple">Clone Graph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urse-schedule/" xlink:type="simple">Course Schedul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implement-trie-prefix-tree/" xlink:type="simple">Implement Trie (Prefix Tree)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in-change/" xlink:type="simple">Coin Chang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otting-oranges/" xlink:type="simple">Rotting Orang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mbination-sum/" xlink:type="simple">Combination Sum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ermutations/" xlink:type="simple">Permutation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erge-intervals/" xlink:type="simple">Merge Interval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west-common-ancestor-of-a-binary-tree/" xlink:type="simple">Lowest Common Ancestor of a Binary Tre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time-based-key-value-store/" xlink:type="simple">Time-Based Key-Value Stor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accounts-merge/" xlink:type="simple">Accounts Merg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ort-colors/" xlink:type="simple">Sort Color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word-break/" xlink:type="simple">Word Break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tring-to-integer-atoi/" xlink:type="simple">String to Integer (atoi)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piral-matrix/" xlink:type="simple">Spiral Matrix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ubsets/" xlink:type="simple">Subset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inary-tree-right-side-view/" xlink:type="simple">Binary Tree Right-Side View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unique-paths/" xlink:type="simple">Unique Path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etter-combinations-of-a-phone-number/" xlink:type="simple">Letter Combinations of a Phone Numb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word-search/" xlink:type="simple">Word Search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nd-all-anagrams-in-a-string/" xlink:type="simple">Find All Anagrams in a String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task-scheduler/" xlink:type="simple">Task Schedul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ru-cache/" xlink:type="simple">LRU Cach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house-robber/" xlink:type="simple">House Robb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gas-station/" xlink:type="simple">Gas Station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valid-sudoku/" xlink:type="simple">Valid Sudoku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group-anagrams/" xlink:type="simple">Group Anagram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design-add-and-search-words-data-structure/" xlink:type="simple">Design Add and Search Words Datastructur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cific-atlantic-water-flow/" xlink:type="simple">Pacific Atlantic Water Flow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foolishhungry.com/shortest-path-to-get-food/" xlink:type="simple">Shortest Path to get Food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top-k-frequent-words/" xlink:type="simple">Top K Frequent Word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increasing-subsequence/" xlink:type="simple">Longest Increasing Subsequenc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algomonster.medium.com/leetcode-261-graph-valid-tree-f27c212c1db1" xlink:type="simple">Graph Valid Tre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wap-nodes-in-pairs/" xlink:type="simple">Swap Nodes in Pair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th-sum-ii/" xlink:type="simple">Path Sum II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consecutive-sequence/" xlink:type="simple">Longest Consecutive Sequenc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otate-array/" xlink:type="simple">Rotate 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odd-even-linked-list/" xlink:type="simple">Odd-Even Linked Li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decode-string/" xlink:type="simple">Decode String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ntiguous-array/" xlink:type="simple">Contiguous 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width-of-binary-tree/" xlink:type="simple">Maximum Width of a Binary Tre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ttzztt.gitbooks.io/lc/content/inorder-successor-in-bst.html" xlink:type="simple">In-Order Successor in B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jump-game/" xlink:type="simple">Jump Gam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add-two-numbers/" xlink:type="simple">Add Two Number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ort-list/" xlink:type="simple">Sort Li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cheonhyangzhang.gitbooks.io/leetcode-solutions/content/323-number-of-connected-components-in-an-undirected-graph.html" xlink:type="simple">Number of Connected Components in an Undirected Graph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entao-shao.gitbook.io/leetcode/graph-search/1197.minimum-knight-moves" xlink:type="simple">Minimum Knight Mov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asteroid-collision/" xlink:type="simple">Asteroid Collision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andom-pick-with-weight/" xlink:type="simple">Random Pick with Weigh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al-square/" xlink:type="simple">Maximal Squar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otate-image/" xlink:type="simple">Rotate Imag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inary-tree-zigzag-level-order-traversal/" xlink:type="simple">Binary Tree ZigZag Level Traversal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ww.tutorialcup.com/leetcode-solutions/design-hit-counter-leetcode-solution.htm" xlink:type="simple">Design Hit Count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th-sum-iii/" xlink:type="simple">Path Sum III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owx-n/" xlink:type="simple">Pow(x, n)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earch-a-2d-matrix/" xlink:type="simple">Search a 2D Matrix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argest-number/" xlink:type="simple">Larget Numb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decode-ways/" xlink:type="simple">Decode Way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ww.tutorialcup.com/leetcode-solutions/meeting-rooms-ii-leetcode-solution.htm" xlink:type="simple">Meeting Rooms II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verse-integer/" xlink:type="simple">Reverse Integer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order-list/" xlink:type="simple">Reorder Li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cheonhyangzhang.gitbooks.io/leetcode-solutions/content/271-encode-and-decode-strings.html" xlink:type="simple">Encode and Decode String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heapest-flights-within-k-stops/" xlink:type="simple">Cheapest Flights within K Stop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45" calcext:value-type="float">
            <text:p>4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all-nodes-distance-k-in-binary-tree/" xlink:type="simple">All Nodes Distance K in Binary Tree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3sum-closest/" xlink:type="simple">3Sum Close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otate-list/" xlink:type="simple">Rotate List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5" calcext:value-type="float">
            <text:p>2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asic-calculator-ii/" xlink:type="simple">Basic Calculator II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insert-delete-getrandom-o1/" xlink:type="simple">Insert Delete GetRandom O(1)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non-overlapping-intervals/" xlink:type="simple">Non-Overlapping Intervals</text:a></text:p>
          </table:table-cell>
          <table:table-cell table:style-name="ce20" table:content-validation-name="val9" office:value-type="string" calcext:value-type="string">
            <text:p>Medium</text:p>
          </table:table-cell>
          <table:table-cell table:style-name="ce16" table:content-validation-name="val10" office:value-type="float" office:value="20" calcext:value-type="float">
            <text:p>2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word-ladder/" xlink:type="simple">Word Ladder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5" calcext:value-type="float">
            <text:p>4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asic-calculator/" xlink:type="simple">Basic Calculator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profit-in-job-scheduling/" xlink:type="simple">Maximum Profit in Job Scheduling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5" calcext:value-type="float">
            <text:p>4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0" calcext:value-type="float">
            <text:p>3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argest-rectangle-in-histogram/" xlink:type="simple">Larget Rectangle in Histogram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median-of-two-sorted-arrays/" xlink:type="simple">Median of Two Sorted Array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increasing-path-in-a-matrix/" xlink:type="simple">Longest Increasing Path in a Matrix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longest-valid-parentheses/" xlink:type="simple">Longest Valid Parenthese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jerry4013.github.io/Github-blog/2020/08/03/LeetCode-588.html" xlink:type="simple">Design In-Memory File System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ww.lintcode.com/problem/850/" xlink:type="simple">Employee Free Time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word-search-ii/" xlink:type="simple">Word Search II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www.tutorialcup.com/leetcode-solutions/alien-dictionary-leetcode-solution.htm" xlink:type="simple">Alien Dictionary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5" calcext:value-type="float">
            <text:p>4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bus-routes/" xlink:type="simple">Bus Route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5" calcext:value-type="float">
            <text:p>4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://v/" xlink:type="simple">Sliding Window Maximum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palindrome-pairs/" xlink:type="simple">Palindrome Pair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udoku-solver/" xlink:type="simple">Sudoku Solver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first-missing-positive/" xlink:type="simple">First Missing Positive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35" calcext:value-type="float">
            <text:p>35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n-queens/" xlink:type="simple">N Queen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2">
          <table:table-cell table:style-name="ce19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20" table:content-validation-name="val9" office:value-type="string" calcext:value-type="string">
            <text:p>Hard</text:p>
          </table:table-cell>
          <table:table-cell table:style-name="ce16" table:content-validation-name="val10" office:value-type="float" office:value="40" calcext:value-type="float">
            <text:p>40.00</text:p>
          </table:table-cell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15" table:content-validation-name="val4"/>
          <table:table-cell table:style-name="ce16" table:content-validation-name="val10"/>
          <table:table-cell table:style-name="ce25"/>
          <table:table-cell table:number-columns-repeated="54"/>
        </table:table-row>
        <table:table-row table:style-name="ro1" table:number-rows-repeated="831">
          <table:table-cell/>
          <table:table-cell table:style-name="ce21" table:content-validation-name="val9"/>
          <table:table-cell table:style-name="ce22" table:content-validation-name="val10"/>
          <table:table-cell table:style-name="ce23" table:content-validation-name="val4"/>
          <table:table-cell table:style-name="ce22" table:content-validation-name="val10"/>
          <table:table-cell table:style-name="ce23" table:content-validation-name="val4"/>
          <table:table-cell table:style-name="ce22" table:content-validation-name="val10"/>
          <table:table-cell table:style-name="ce23" table:content-validation-name="val4"/>
          <table:table-cell table:style-name="ce22" table:content-validation-name="val10"/>
          <table:table-cell table:number-columns-repeated="55"/>
        </table:table-row>
        <table:table-row table:style-name="ro6" table:number-rows-repeated="1047574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Grind 169'.B1:'Grind 169'.B100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GTCI.A1:GTCI.J1" table:contains-header="false" table:orientation="column"/>
        <table:database-range table:name="Table_2" table:target-range-address="'Neetcode 150'.A1:'Neetcode 150'.K151" table:orientation="column"/>
        <table:database-range table:name="Table_3" table:target-range-address="'Grind 169'.A1:'Grind 169'.J17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" style:display-name="ConditionalStyle_5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6:49:39.62402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TCI" style:display-name="PageStyle_GT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etcode_20_150" style:display-name="PageStyle_Neetcode 1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nd_20_169" style:display-name="PageStyle_Grind 16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date>2022-09-27T06:59:44.184533861</dc:date>
    <meta:editing-duration>PT10M5S</meta:editing-duration>
    <meta:editing-cycles>1</meta:editing-cycles>
    <meta:document-statistic meta:table-count="3" meta:cell-count="1484" meta:object-count="0"/>
  </office:meta>
</office:document-meta>
</file>